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3.1132in" table:align="left"/>
    </style:style>
    <style:style style:name="Таблица1.A" style:family="table-column">
      <style:table-column-properties style:column-width="0.4167in"/>
    </style:style>
    <style:style style:name="Таблица1.B" style:family="table-column">
      <style:table-column-properties style:column-width="0.4028in"/>
    </style:style>
    <style:style style:name="Таблица1.C" style:family="table-column">
      <style:table-column-properties style:column-width="0.5444in"/>
    </style:style>
    <style:style style:name="Таблица1.D" style:family="table-column">
      <style:table-column-properties style:column-width="0.3236in"/>
    </style:style>
    <style:style style:name="Таблица1.E" style:family="table-column">
      <style:table-column-properties style:column-width="0.3028in"/>
    </style:style>
    <style:style style:name="Таблица1.F" style:family="table-column">
      <style:table-column-properties style:column-width="0.2944in"/>
    </style:style>
    <style:style style:name="Таблица1.G" style:family="table-column">
      <style:table-column-properties style:column-width="0.3868in"/>
    </style:style>
    <style:style style:name="Таблица1.H" style:family="table-column">
      <style:table-column-properties style:column-width="0.4417in"/>
    </style:style>
    <style:style style:name="Таблица1.A1" style:family="table-cell">
      <style:table-cell-properties style:vertical-align="middle" fo:padding="0.0194in" fo:border="none"/>
    </style:style>
    <style:style style:name="Таблица1.G1" style:family="table-cell">
      <style:table-cell-properties style:vertical-align="middle" fo:background-color="#b0b0b0" fo:padding="0.0194in" fo:border="none">
        <style:background-image/>
      </style:table-cell-properties>
    </style:style>
    <style:style style:name="Таблица2" style:family="table">
      <style:table-properties style:width="6.3153in" table:align="left"/>
    </style:style>
    <style:style style:name="Таблица2.A" style:family="table-column">
      <style:table-column-properties style:column-width="0.5549in"/>
    </style:style>
    <style:style style:name="Таблица2.B" style:family="table-column">
      <style:table-column-properties style:column-width="0.4597in"/>
    </style:style>
    <style:style style:name="Таблица2.C" style:family="table-column">
      <style:table-column-properties style:column-width="0.5424in"/>
    </style:style>
    <style:style style:name="Таблица2.D" style:family="table-column">
      <style:table-column-properties style:column-width="4.7583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5.1313in" table:align="left"/>
    </style:style>
    <style:style style:name="Таблица3.A" style:family="table-column">
      <style:table-column-properties style:column-width="0.6604in"/>
    </style:style>
    <style:style style:name="Таблица3.B" style:family="table-column">
      <style:table-column-properties style:column-width="2.7035in"/>
    </style:style>
    <style:style style:name="Таблица3.C" style:family="table-column">
      <style:table-column-properties style:column-width="1.7674in"/>
    </style:style>
    <style:style style:name="Таблица3.A1" style:family="table-cell">
      <style:table-cell-properties style:vertical-align="middle" fo:padding="0.0194in" fo:border="none"/>
    </style:style>
    <style:style style:name="Таблица4" style:family="table">
      <style:table-properties style:width="2.0104in" table:align="left"/>
    </style:style>
    <style:style style:name="Таблица4.A" style:family="table-column">
      <style:table-column-properties style:column-width="0.6799in"/>
    </style:style>
    <style:style style:name="Таблица4.B" style:family="table-column">
      <style:table-column-properties style:column-width="1.3306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3.6736in" table:align="left"/>
    </style:style>
    <style:style style:name="Таблица5.A" style:family="table-column">
      <style:table-column-properties style:column-width="0.4694in"/>
    </style:style>
    <style:style style:name="Таблица5.B" style:family="table-column">
      <style:table-column-properties style:column-width="0.4528in"/>
    </style:style>
    <style:style style:name="Таблица5.C" style:family="table-column">
      <style:table-column-properties style:column-width="0.4521in"/>
    </style:style>
    <style:style style:name="Таблица5.D" style:family="table-column">
      <style:table-column-properties style:column-width="2.2993in"/>
    </style:style>
    <style:style style:name="Таблица5.A1" style:family="table-cell">
      <style:table-cell-properties style:vertical-align="middle" fo:padding="0.0194in" fo:border="none"/>
    </style:style>
    <style:style style:name="Таблица6" style:family="table">
      <style:table-properties style:width="3.4146in" table:align="left"/>
    </style:style>
    <style:style style:name="Таблица6.A" style:family="table-column">
      <style:table-column-properties style:column-width="0.4257in"/>
    </style:style>
    <style:style style:name="Таблица6.B" style:family="table-column">
      <style:table-column-properties style:column-width="0.4528in"/>
    </style:style>
    <style:style style:name="Таблица6.C" style:family="table-column">
      <style:table-column-properties style:column-width="0.4521in"/>
    </style:style>
    <style:style style:name="Таблица6.D" style:family="table-column">
      <style:table-column-properties style:column-width="2.084in"/>
    </style:style>
    <style:style style:name="Таблица6.A1" style:family="table-cell">
      <style:table-cell-properties style:vertical-align="middle" fo:padding="0.0194in" fo:border="none"/>
    </style:style>
    <style:style style:name="Таблица7" style:family="table">
      <style:table-properties style:width="4.4153in" table:align="left"/>
    </style:style>
    <style:style style:name="Таблица7.A" style:family="table-column">
      <style:table-column-properties style:column-width="0.4694in"/>
    </style:style>
    <style:style style:name="Таблица7.B" style:family="table-column">
      <style:table-column-properties style:column-width="0.4528in"/>
    </style:style>
    <style:style style:name="Таблица7.C" style:family="table-column">
      <style:table-column-properties style:column-width="0.4521in"/>
    </style:style>
    <style:style style:name="Таблица7.D" style:family="table-column">
      <style:table-column-properties style:column-width="3.041in"/>
    </style:style>
    <style:style style:name="Таблица7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">
        <text:section text:style-name="Sect1" text:name="content">
          <text:h text:style-name="Heading_20_1" text:outline-level="1"><text:bookmark text:name="M-Link_Data_Layer"/>M-Link Data Layer</text:h>
          <text:p text:style-name="Text_20_body"><text:bookmark text:name="line-2"/>M-link data layer operates with words of 4 bytes width. <text:bookmark text:name="line-4"/><text:bookmark text:name="line-3"/></text:p>
          <text:h text:style-name="Heading_20_2" text:outline-level="2"><text:bookmark text:name="Data_Frame_Format"/>Data Frame Format</text:h>
          <text:p text:style-name="P1"><text:bookmark text:name="line-6"/><text:bookmark text:name="line-5"/></text:p>
          <table:table table:name="Таблица1" table:style-name="Таблица1">
            <table:table-column table:style-name="Таблица1.A"/>
            <table:table-column table:style-name="Таблица1.B"/>
            <table:table-column table:style-name="Таблица1.C"/>
            <table:table-column table:style-name="Таблица1.D"/>
            <table:table-column table:style-name="Таблица1.E"/>
            <table:table-column table:style-name="Таблица1.F"/>
            <table:table-column table:style-name="Таблица1.G"/>
            <table:table-column table:style-name="Таблица1.H"/>
            <table:table-row>
              <table:table-cell table:style-name="Таблица1.A1" office:value-type="string">
                <text:p text:style-name="P3">Sync</text:p>
              </table:table-cell>
              <table:table-cell table:style-name="Таблица1.A1" office:value-type="string">
                <text:p text:style-name="P3">Type</text:p>
              </table:table-cell>
              <table:table-cell table:style-name="Таблица1.A1" office:value-type="string">
                <text:p text:style-name="P3">Length</text:p>
              </table:table-cell>
              <table:table-cell table:style-name="Таблица1.A1" office:value-type="string">
                <text:p text:style-name="P3">Seq</text:p>
              </table:table-cell>
              <table:table-cell table:style-name="Таблица1.A1" office:value-type="string">
                <text:p text:style-name="P3">Dst</text:p>
              </table:table-cell>
              <table:table-cell table:style-name="Таблица1.A1" office:value-type="string">
                <text:p text:style-name="P3">Src</text:p>
              </table:table-cell>
              <table:table-cell table:style-name="Таблица1.G1" office:value-type="string">
                <text:p text:style-name="P3">Data</text:p>
              </table:table-cell>
              <table:table-cell table:style-name="Таблица1.A1" office:value-type="string">
                <text:p text:style-name="P3">CRC</text:p>
              </table:table-cell>
            </table:table-row>
          </table:table>
          <text:p text:style-name="P1"><text:bookmark text:name="line-8"/><text:bookmark text:name="line-7"/></text:p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row>
              <table:table-cell table:style-name="Таблица2.A1" office:value-type="string">
                <text:p text:style-name="P2"><text:span text:style-name="Strong_20_Emphasis">field</text:span></text:p>
              </table:table-cell>
              <table:table-cell table:style-name="Таблица2.A1" office:value-type="string">
                <text:p text:style-name="P2"><text:span text:style-name="Strong_20_Emphasis">offset</text:span></text:p>
              </table:table-cell>
              <table:table-cell table:style-name="Таблица2.A1" office:value-type="string">
                <text:p text:style-name="P2"><text:span text:style-name="Strong_20_Emphasis">size</text:span></text:p>
              </table:table-cell>
              <table:table-cell table:style-name="Таблица2.A1" office:value-type="string">
                <text:p text:style-name="P2"><text:span text:style-name="Strong_20_Emphasis">description</text:span></text:p>
              </table:table-cell>
            </table:table-row>
            <table:table-row>
              <table:table-cell table:style-name="Таблица2.A1" office:value-type="string">
                <text:p text:style-name="P2"><text:bookmark text:name="line-9"/>Sync</text:p>
              </table:table-cell>
              <table:table-cell table:style-name="Таблица2.A1" office:value-type="string">
                <text:p text:style-name="P2">0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Sync word. 0x2A, 0x50 = “*P”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0"/>Type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Frame type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1"/>Length</text:p>
              </table:table-cell>
              <table:table-cell table:style-name="Таблица2.A1" office:value-type="string">
                <text:p text:style-name="P2">4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Frame length in 32-bit words. Valid length is 4 – 511 (data size 0-507)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2"/>Seq</text:p>
              </table:table-cell>
              <table:table-cell table:style-name="Таблица2.A1" office:value-type="string">
                <text:p text:style-name="P2">6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Frame sequence number (counter)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3"/>Dst</text:p>
              </table:table-cell>
              <table:table-cell table:style-name="Таблица2.A1" office:value-type="string">
                <text:p text:style-name="P2">8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Destination Address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4"/>Src</text:p>
              </table:table-cell>
              <table:table-cell table:style-name="Таблица2.A1" office:value-type="string">
                <text:p text:style-name="P2">10</text:p>
              </table:table-cell>
              <table:table-cell table:style-name="Таблица2.A1" office:value-type="string">
                <text:p text:style-name="P2">2</text:p>
              </table:table-cell>
              <table:table-cell table:style-name="Таблица2.A1" office:value-type="string">
                <text:p text:style-name="P2">Source Address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5"/>Data</text:p>
              </table:table-cell>
              <table:table-cell table:style-name="Таблица2.A1" office:value-type="string">
                <text:p text:style-name="P2">12</text:p>
              </table:table-cell>
              <table:table-cell table:style-name="Таблица2.A1" office:value-type="string">
                <text:p text:style-name="P2">0-2028</text:p>
              </table:table-cell>
              <table:table-cell table:style-name="Таблица2.A1" office:value-type="string">
                <text:p text:style-name="P2">Payload data. 0-507 32-bit words</text:p>
              </table:table-cell>
            </table:table-row>
            <table:table-row>
              <table:table-cell table:style-name="Таблица2.A1" office:value-type="string">
                <text:p text:style-name="P2"><text:bookmark text:name="line-16"/>CRC</text:p>
              </table:table-cell>
              <table:table-cell table:style-name="Таблица2.A1" office:value-type="string">
                <text:p text:style-name="P2">last</text:p>
              </table:table-cell>
              <table:table-cell table:style-name="Таблица2.A1" office:value-type="string">
                <text:p text:style-name="P2">4</text:p>
              </table:table-cell>
              <table:table-cell table:style-name="Таблица2.A1" office:value-type="string">
                <text:p text:style-name="P2">CRC32</text:p>
              </table:table-cell>
            </table:table-row>
          </table:table>
          <text:p text:style-name="Text_20_body"><text:bookmark text:name="line-18"/><text:bookmark text:name="line-17"/>Field offset and size in bytes. <text:bookmark text:name="line-20"/><text:bookmark text:name="line-19"/></text:p>
          <text:p text:style-name="Text_20_body">Data flow: for each endpoint, SEND is what endpoint is sending <text:bookmark text:name="line-22"/><text:bookmark text:name="line-21"/></text:p>
          <text:h text:style-name="Heading_20_2" text:outline-level="2"><text:bookmark text:name="Data_Frame_Types"/>Data Frame Types</text:h>
          <text:p text:style-name="P1"><text:bookmark text:name="line-24"/><text:bookmark text:name="line-23"/></text:p>
          <table:table table:name="Таблица3" table:style-name="Таблица3">
            <table:table-column table:style-name="Таблица3.A"/>
            <table:table-column table:style-name="Таблица3.B"/>
            <table:table-column table:style-name="Таблица3.C"/>
            <table:table-row>
              <table:table-cell table:style-name="Таблица3.A1" office:value-type="string">
                <text:p text:style-name="P2"><text:span text:style-name="Strong_20_Emphasis">type</text:span></text:p>
              </table:table-cell>
              <table:table-cell table:style-name="Таблица3.A1" office:value-type="string">
                <text:p text:style-name="P2"><text:span text:style-name="Strong_20_Emphasis">description</text:span></text:p>
              </table:table-cell>
              <table:table-cell table:style-name="Таблица3.A1" office:value-type="string">
                <text:p text:style-name="P2"><text:span text:style-name="Strong_20_Emphasis">data format</text:span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25"/>0x0100</text:p>
              </table:table-cell>
              <table:table-cell table:style-name="Таблица3.A1" office:value-type="string">
                <text:p text:style-name="P2">Run mode data</text:p>
              </table:table-cell>
              <table:table-cell table:style-name="Таблица3.A1" office:value-type="string">
                <text:p text:style-name="P3">application specific</text:p>
              </table:table-cell>
            </table:table-row>
            <table:table-row>
              <table:table-cell table:style-name="Таблица3.A1" office:value-type="string">
                <text:p text:style-name="P2"><text:bookmark text:name="line-26"/>0x0101</text:p>
              </table:table-cell>
              <table:table-cell table:style-name="Таблица3.A1" office:value-type="string">
                <text:p text:style-name="P2">Register R/W request</text:p>
              </table:table-cell>
              <table:table-cell table:style-name="Таблица3.A1" table:number-rows-spanned="2" office:value-type="string">
                <text:p text:style-name="P3"><text:a xlink:type="simple" xlink:href="http://afi.jinr.ru/Frame_101_102" text:style-name="Internet_20_link" text:visited-style-name="Visited_20_Internet_20_Link">Frame_101_102</text:a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27"/>0x0102</text:p>
              </table:table-cell>
              <table:table-cell table:style-name="Таблица3.A1" office:value-type="string">
                <text:p text:style-name="P2">Register R/W response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28"/>0x0103</text:p>
              </table:table-cell>
              <table:table-cell table:style-name="Таблица3.A1" office:value-type="string">
                <text:p text:style-name="P2">Status response</text:p>
              </table:table-cell>
              <table:table-cell table:style-name="Таблица3.A1" office:value-type="string">
                <text:p text:style-name="P3">application specific</text:p>
              </table:table-cell>
            </table:table-row>
            <table:table-row>
              <table:table-cell table:style-name="Таблица3.A1" office:value-type="string">
                <text:p text:style-name="P2"><text:bookmark text:name="line-29"/>0x0105</text:p>
              </table:table-cell>
              <table:table-cell table:style-name="Таблица3.A1" office:value-type="string">
                <text:p text:style-name="P2">RAM R/W request</text:p>
              </table:table-cell>
              <table:table-cell table:style-name="Таблица3.A1" table:number-rows-spanned="2" office:value-type="string">
                <text:p text:style-name="P3"><text:a xlink:type="simple" xlink:href="http://afi.jinr.ru/Frame_105_106" text:style-name="Internet_20_link" text:visited-style-name="Visited_20_Internet_20_Link">Frame_105_106</text:a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30"/>0x0106</text:p>
              </table:table-cell>
              <table:table-cell table:style-name="Таблица3.A1" office:value-type="string">
                <text:p text:style-name="P2">RAM R/W response<text:soft-page-break/>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31"/>0x0107</text:p>
              </table:table-cell>
              <table:table-cell table:style-name="Таблица3.A1" office:value-type="string">
                <text:p text:style-name="P2">Configuration EEPROM R/W request</text:p>
              </table:table-cell>
              <table:table-cell table:style-name="Таблица3.A1" table:number-rows-spanned="2" office:value-type="string">
                <text:p text:style-name="P3"><text:a xlink:type="simple" xlink:href="http://afi.jinr.ru/Frame_107_108" text:style-name="Internet_20_link" text:visited-style-name="Visited_20_Internet_20_Link">Frame_107_108</text:a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32"/>0x0108</text:p>
              </table:table-cell>
              <table:table-cell table:style-name="Таблица3.A1" office:value-type="string">
                <text:p text:style-name="P2">Configuration EEPROM R/W response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33"/>0x0110</text:p>
              </table:table-cell>
              <table:table-cell table:style-name="Таблица3.A1" office:value-type="string">
                <text:p text:style-name="P2">FVME run mode data</text:p>
              </table:table-cell>
              <table:table-cell table:style-name="Таблица3.A1" office:value-type="string">
                <text:p text:style-name="P2"><text:a xlink:type="simple" xlink:href="http://afi.jinr.ru/VmeDaqRawdataFormat" text:style-name="Internet_20_link" text:visited-style-name="Visited_20_Internet_20_Link">VmeDaqRawdataFormat</text:a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34"/>0x0111</text:p>
              </table:table-cell>
              <table:table-cell table:style-name="Таблица3.A1" office:value-type="string">
                <text:p text:style-name="P2">FVME request</text:p>
              </table:table-cell>
              <table:table-cell table:style-name="Таблица3.A1" table:number-rows-spanned="2" office:value-type="string">
                <text:p text:style-name="P3"><text:a xlink:type="simple" xlink:href="http://afi.jinr.ru/Frame_111_112" text:style-name="Internet_20_link" text:visited-style-name="Visited_20_Internet_20_Link">Frame_111_112</text:a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35"/>0x0112</text:p>
              </table:table-cell>
              <table:table-cell table:style-name="Таблица3.A1" office:value-type="string">
                <text:p text:style-name="P2">FVME response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36"/>0x1001</text:p>
              </table:table-cell>
              <table:table-cell table:style-name="Таблица3.A1" office:value-type="string">
                <text:p text:style-name="P2">JTAG single op request</text:p>
              </table:table-cell>
              <table:table-cell table:style-name="Таблица3.A1" table:number-rows-spanned="4" office:value-type="string">
                <text:p text:style-name="P3"><text:a xlink:type="simple" xlink:href="http://afi.jinr.ru/Frame%201001-1004" text:style-name="Internet_20_link" text:visited-style-name="Visited_20_Internet_20_Link">Frame 1001-1004</text:a></text:p>
              </table:table-cell>
            </table:table-row>
            <table:table-row>
              <table:table-cell table:style-name="Таблица3.A1" office:value-type="string">
                <text:p text:style-name="P2"><text:bookmark text:name="line-37"/>0x1002</text:p>
              </table:table-cell>
              <table:table-cell table:style-name="Таблица3.A1" office:value-type="string">
                <text:p text:style-name="P2">JTAG single op reply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38"/>0x1003</text:p>
              </table:table-cell>
              <table:table-cell table:style-name="Таблица3.A1" office:value-type="string">
                <text:p text:style-name="P2">JTAG shift 32 request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39"/>0x1004</text:p>
              </table:table-cell>
              <table:table-cell table:style-name="Таблица3.A1" office:value-type="string">
                <text:p text:style-name="P2">JTAG shift 32 reply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2"><text:bookmark text:name="line-40"/>0x5A5A</text:p>
              </table:table-cell>
              <table:table-cell table:style-name="Таблица3.A1" office:value-type="string">
                <text:p text:style-name="P2">Loopback Test</text:p>
              </table:table-cell>
              <table:table-cell table:style-name="Таблица3.A1" office:value-type="string">
                <text:p text:style-name="P3">any data</text:p>
              </table:table-cell>
            </table:table-row>
            <table:table-row>
              <table:table-cell table:style-name="Таблица3.A1" office:value-type="string">
                <text:p text:style-name="P2"><text:bookmark text:name="line-41"/>0x5354</text:p>
              </table:table-cell>
              <table:table-cell table:style-name="Таблица3.A1" office:value-type="string">
                <text:p text:style-name="P2">Stream data</text:p>
              </table:table-cell>
              <table:table-cell table:style-name="Таблица3.A1" office:value-type="string">
                <text:p text:style-name="P3"><text:a xlink:type="simple" xlink:href="http://afi.jinr.ru/MStream" text:style-name="Internet_20_link" text:visited-style-name="Visited_20_Internet_20_Link">MStream</text:a></text:p>
              </table:table-cell>
            </table:table-row>
          </table:table>
          <text:h text:style-name="Heading_20_2" text:outline-level="2"><text:bookmark text:name="Reserved_Addresses"/><text:bookmark text:name="line-43"/><text:bookmark text:name="line-42"/>Reserved Addresses</text:h>
          <text:p text:style-name="P1"><text:bookmark text:name="line-45"/><text:bookmark text:name="line-44"/></text:p>
          <table:table table:name="Таблица4" table:style-name="Таблица4">
            <table:table-column table:style-name="Таблица4.A"/>
            <table:table-column table:style-name="Таблица4.B"/>
            <table:table-row>
              <table:table-cell table:style-name="Таблица4.A1" office:value-type="string">
                <text:p text:style-name="P2"><text:span text:style-name="Strong_20_Emphasis">address</text:span></text:p>
              </table:table-cell>
              <table:table-cell table:style-name="Таблица4.A1" office:value-type="string">
                <text:p text:style-name="P2"><text:span text:style-name="Strong_20_Emphasis">description</text:span></text:p>
              </table:table-cell>
            </table:table-row>
            <table:table-row>
              <table:table-cell table:style-name="Таблица4.A1" office:value-type="string">
                <text:p text:style-name="P2"><text:bookmark text:name="line-46"/>0xFEFE</text:p>
              </table:table-cell>
              <table:table-cell table:style-name="Таблица4.A1" office:value-type="string">
                <text:p text:style-name="P2">point-to-point</text:p>
              </table:table-cell>
            </table:table-row>
            <table:table-row>
              <table:table-cell table:style-name="Таблица4.A1" office:value-type="string">
                <text:p text:style-name="P2"><text:bookmark text:name="line-47"/>0xFDFD</text:p>
              </table:table-cell>
              <table:table-cell table:style-name="Таблица4.A1" office:value-type="string">
                <text:p text:style-name="P2">PCIe carrier board</text:p>
              </table:table-cell>
            </table:table-row>
          </table:table>
          <text:p text:style-name="Horizontal_20_Line"><text:bookmark text:name="line-49"/><text:bookmark text:name="line-48"/></text:p>
          <text:p text:style-name="Text_20_body"><text:bookmark text:name="line-50"/><text:a xlink:type="simple" xlink:href="http://afi.jinr.ru/CategoryMlink" text:style-name="Internet_20_link" text:visited-style-name="Visited_20_Internet_20_Link">MLink</text:a> <text:bookmark text:name="bottom"/><text:bookmark text:name="line-51"/></text:p>
        </text:section>
        <text:section text:style-name="Sect2" text:name="pagebottom">
          <text:p text:style-name="Standard"/>
        </text:section>
      </text:section>
      <text:section text:style-name="Sect2" text:name="footer">
        <text:list xml:id="list7428181729723735470" text:style-name="L1">
          <text:list-item>
            <text:p text:style-name="P4"><text:bookmark text:name="credits"/></text:p>
          </text:list-item>
        </text:list>
      </text:section>
      <text:p text:style-name="Standard"/>
      <text:p text:style-name="Standard"/>
      <text:h text:style-name="Heading_20_1" text:outline-level="1"><text:bookmark text:name="ADCM_Raw_Data_Format"/>ADCM Raw Data Format</text:h>
      <text:h text:style-name="Heading_20_2" text:outline-level="2"><text:bookmark text:name="Version_1.0"/><text:bookmark text:name="line-310"/><text:bookmark text:name="line-210"/>Version 1.0</text:h>
      <text:p text:style-name="Text_20_body"><text:bookmark text:name="line-52"/><text:bookmark text:name="line-410"/>ADCM raw data has block structure. One or more data blocks are packed in <text:a xlink:type="simple" xlink:href="http://afi.jinr.ru/M-Link%20Data%20Layer" text:style-name="Internet_20_link" text:visited-style-name="Visited_20_Internet_20_Link">M-Link frames</text:a> with frame type 0x0100. Ignore other frame types, it is not ADCM data but special service data. Data <text:soft-page-break/>block may not be fragmented, it should fit in one frame. Data block size should be multiple of 4 bytes. <text:bookmark text:name="line-71"/><text:bookmark text:name="line-61"/></text:p>
      <text:p text:style-name="Text_20_body">Data block starts with the header word. Bits 26:31 contain data block ID and define the structure of the data block. <text:bookmark text:name="line-91"/><text:bookmark text:name="line-81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">ID=0, ADC data</text:p>
          </table:table-cell>
          <table:covered-table-cell/>
          <table:covered-table-cell/>
          <table:covered-table-cell/>
        </table:table-row>
        <table:table-row>
          <table:table-cell table:style-name="Таблица5.A1" office:value-type="string">
            <text:p text:style-name="P2"><text:bookmark text:name="line-101"/>word</text:p>
          </table:table-cell>
          <table:table-cell table:style-name="Таблица5.A1" office:value-type="string">
            <text:p text:style-name="P2">bits</text:p>
          </table:table-cell>
          <table:table-cell table:style-name="Таблица5.A1" office:value-type="string">
            <text:p text:style-name="P2">width</text:p>
          </table:table-cell>
          <table:table-cell table:style-name="Таблица5.A1" office:value-type="string">
            <text:p text:style-name="P2">description</text:p>
          </table:table-cell>
        </table:table-row>
        <table:table-row>
          <table:table-cell table:style-name="Таблица5.A1" table:number-rows-spanned="5" office:value-type="string">
            <text:p text:style-name="P3"><text:bookmark text:name="line-111"/>0</text:p>
          </table:table-cell>
          <table:table-cell table:style-name="Таблица5.A1" office:value-type="string">
            <text:p text:style-name="P2">3:0</text:p>
          </table:table-cell>
          <table:table-cell table:style-name="Таблица5.A1" office:value-type="string">
            <text:p text:style-name="P2">4</text:p>
          </table:table-cell>
          <table:table-cell table:style-name="Таблица5.A1" office:value-type="string">
            <text:p text:style-name="P2">Number of ADC bits (10-14)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121"/>5:4</text:p>
          </table:table-cell>
          <table:table-cell table:style-name="Таблица5.A1" office:value-type="string">
            <text:p text:style-name="P2">2</text:p>
          </table:table-cell>
          <table:table-cell table:style-name="Таблица5.A1" office:value-type="string">
            <text:p text:style-name="P2">Number of samples per word = 2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131"/>17:6</text:p>
          </table:table-cell>
          <table:table-cell table:style-name="Таблица5.A1" office:value-type="string">
            <text:p text:style-name="P2">12</text:p>
          </table:table-cell>
          <table:table-cell table:style-name="Таблица5.A1" office:value-type="string">
            <text:p text:style-name="P2">Number of samples (0-4095)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141"/>25:18</text:p>
          </table:table-cell>
          <table:table-cell table:style-name="Таблица5.A1" office:value-type="string">
            <text:p text:style-name="P2">8</text:p>
          </table:table-cell>
          <table:table-cell table:style-name="Таблица5.A1" office:value-type="string">
            <text:p text:style-name="P2">Channel number (0..255)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151"/>31:26</text:p>
          </table:table-cell>
          <table:table-cell table:style-name="Таблица5.A1" office:value-type="string">
            <text:p text:style-name="P2">6</text:p>
          </table:table-cell>
          <table:table-cell table:style-name="Таблица5.A1" office:value-type="string">
            <text:p text:style-name="P2">data block ID = 0</text:p>
          </table:table-cell>
        </table:table-row>
        <table:table-row>
          <table:table-cell table:style-name="Таблица5.A1" table:number-rows-spanned="2" office:value-type="string">
            <text:p text:style-name="P3"><text:bookmark text:name="line-161"/>1</text:p>
          </table:table-cell>
          <table:table-cell table:style-name="Таблица5.A1" office:value-type="string">
            <text:p text:style-name="P2">15:0</text:p>
          </table:table-cell>
          <table:table-cell table:style-name="Таблица5.A1" office:value-type="string">
            <text:p text:style-name="P2">16</text:p>
          </table:table-cell>
          <table:table-cell table:style-name="Таблица5.A1" office:value-type="string">
            <text:p text:style-name="P2">Event count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171"/>31:16</text:p>
          </table:table-cell>
          <table:table-cell table:style-name="Таблица5.A1" office:value-type="string">
            <text:p text:style-name="P2">16</text:p>
          </table:table-cell>
          <table:table-cell table:style-name="Таблица5.A1" office:value-type="string">
            <text:p text:style-name="P2">Burst count</text:p>
          </table:table-cell>
        </table:table-row>
        <table:table-row>
          <table:table-cell table:style-name="Таблица5.A1" table:number-rows-spanned="2" office:value-type="string">
            <text:p text:style-name="P3"><text:bookmark text:name="line-181"/>2</text:p>
          </table:table-cell>
          <table:table-cell table:style-name="Таблица5.A1" office:value-type="string">
            <text:p text:style-name="P2">15:0</text:p>
          </table:table-cell>
          <table:table-cell table:style-name="Таблица5.A1" office:value-type="string">
            <text:p text:style-name="P2">16</text:p>
          </table:table-cell>
          <table:table-cell table:style-name="Таблица5.A1" office:value-type="string">
            <text:p text:style-name="P2">sample 1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191"/>31:16</text:p>
          </table:table-cell>
          <table:table-cell table:style-name="Таблица5.A1" office:value-type="string">
            <text:p text:style-name="P2">16</text:p>
          </table:table-cell>
          <table:table-cell table:style-name="Таблица5.A1" office:value-type="string">
            <text:p text:style-name="P2">sample 2</text:p>
          </table:table-cell>
        </table:table-row>
        <table:table-row>
          <table:table-cell table:style-name="Таблица5.A1" table:number-columns-spanned="4" office:value-type="string">
            <text:p text:style-name="P3"><text:bookmark text:name="line-201"/>...</text:p>
          </table:table-cell>
          <table:covered-table-cell/>
          <table:covered-table-cell/>
          <table:covered-table-cell/>
        </table:table-row>
        <table:table-row>
          <table:table-cell table:style-name="Таблица5.A1" table:number-rows-spanned="2" office:value-type="string">
            <text:p text:style-name="P3"><text:bookmark text:name="line-211"/>n/2+1</text:p>
          </table:table-cell>
          <table:table-cell table:style-name="Таблица5.A1" office:value-type="string">
            <text:p text:style-name="P2">15:0</text:p>
          </table:table-cell>
          <table:table-cell table:style-name="Таблица5.A1" office:value-type="string">
            <text:p text:style-name="P2">16</text:p>
          </table:table-cell>
          <table:table-cell table:style-name="Таблица5.A1" office:value-type="string">
            <text:p text:style-name="P2">sample n-1</text:p>
          </table:table-cell>
        </table:table-row>
        <table:table-row>
          <table:covered-table-cell/>
          <table:table-cell table:style-name="Таблица5.A1" office:value-type="string">
            <text:p text:style-name="P2"><text:bookmark text:name="line-221"/>31:16</text:p>
          </table:table-cell>
          <table:table-cell table:style-name="Таблица5.A1" office:value-type="string">
            <text:p text:style-name="P2">16</text:p>
          </table:table-cell>
          <table:table-cell table:style-name="Таблица5.A1" office:value-type="string">
            <text:p text:style-name="P2">sample n</text:p>
          </table:table-cell>
        </table:table-row>
        <table:table-row>
          <table:table-cell table:style-name="Таблица5.A1" office:value-type="string">
            <text:p text:style-name="P3"><text:bookmark text:name="line-231"/>n/2+2</text:p>
          </table:table-cell>
          <table:table-cell table:style-name="Таблица5.A1" office:value-type="string">
            <text:p text:style-name="P2">31:0</text:p>
          </table:table-cell>
          <table:table-cell table:style-name="Таблица5.A1" office:value-type="string">
            <text:p text:style-name="P2">32</text:p>
          </table:table-cell>
          <table:table-cell table:style-name="Таблица5.A1" office:value-type="string">
            <text:p text:style-name="P2">Event timestamp</text:p>
          </table:table-cell>
        </table:table-row>
        <table:table-row>
          <table:table-cell table:style-name="Таблица5.A1" office:value-type="string">
            <text:p text:style-name="P3"><text:bookmark text:name="line-241"/>n/2+4</text:p>
          </table:table-cell>
          <table:table-cell table:style-name="Таблица5.A1" office:value-type="string">
            <text:p text:style-name="P2">31:0</text:p>
          </table:table-cell>
          <table:table-cell table:style-name="Таблица5.A1" office:value-type="string">
            <text:p text:style-name="P2">32</text:p>
          </table:table-cell>
          <table:table-cell table:style-name="Таблица5.A1" office:value-type="string">
            <text:p text:style-name="P2">constant</text:p>
          </table:table-cell>
        </table:table-row>
      </table:table>
      <text:p text:style-name="P1"><text:bookmark text:name="line-261"/><text:bookmark text:name="line-251"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table:number-columns-spanned="4" office:value-type="string">
            <text:p text:style-name="P2">ID=1, ADC counters</text:p>
          </table:table-cell>
          <table:covered-table-cell/>
          <table:covered-table-cell/>
          <table:covered-table-cell/>
        </table:table-row>
        <table:table-row>
          <table:table-cell table:style-name="Таблица6.A1" office:value-type="string">
            <text:p text:style-name="P2"><text:bookmark text:name="line-271"/>word</text:p>
          </table:table-cell>
          <table:table-cell table:style-name="Таблица6.A1" office:value-type="string">
            <text:p text:style-name="P2">bits</text:p>
          </table:table-cell>
          <table:table-cell table:style-name="Таблица6.A1" office:value-type="string">
            <text:p text:style-name="P2">width</text:p>
          </table:table-cell>
          <table:table-cell table:style-name="Таблица6.A1" office:value-type="string">
            <text:p text:style-name="P2">description</text:p>
          </table:table-cell>
        </table:table-row>
        <table:table-row>
          <table:table-cell table:style-name="Таблица6.A1" table:number-rows-spanned="4" office:value-type="string">
            <text:p text:style-name="P3"><text:bookmark text:name="line-281"/>0</text:p>
          </table:table-cell>
          <table:table-cell table:style-name="Таблица6.A1" office:value-type="string">
            <text:p text:style-name="P2">4:0</text:p>
          </table:table-cell>
          <table:table-cell table:style-name="Таблица6.A1" office:value-type="string">
            <text:p text:style-name="P2">4</text:p>
          </table:table-cell>
          <table:table-cell table:style-name="Таблица6.A1" office:value-type="string">
            <text:p text:style-name="P2">Number of words per channel</text:p>
          </table:table-cell>
        </table:table-row>
        <table:table-row>
          <table:covered-table-cell/>
          <table:table-cell table:style-name="Таблица6.A1" office:value-type="string">
            <text:p text:style-name="P2"><text:bookmark text:name="line-291"/>12:5</text:p>
          </table:table-cell>
          <table:table-cell table:style-name="Таблица6.A1" office:value-type="string">
            <text:p text:style-name="P2">8</text:p>
          </table:table-cell>
          <table:table-cell table:style-name="Таблица6.A1" office:value-type="string">
            <text:p text:style-name="P2">Number of channels</text:p>
          </table:table-cell>
        </table:table-row>
        <table:table-row>
          <table:covered-table-cell/>
          <table:table-cell table:style-name="Таблица6.A1" office:value-type="string">
            <text:p text:style-name="P2"><text:bookmark text:name="line-301"/>25:13</text:p>
          </table:table-cell>
          <table:table-cell table:style-name="Таблица6.A1" office:value-type="string">
            <text:p text:style-name="P2">13</text:p>
          </table:table-cell>
          <table:table-cell table:style-name="Таблица6.A1" office:value-type="string">
            <text:p text:style-name="P2">reserved</text:p>
          </table:table-cell>
        </table:table-row>
        <table:table-row>
          <table:covered-table-cell/>
          <table:table-cell table:style-name="Таблица6.A1" office:value-type="string">
            <text:p text:style-name="P2"><text:bookmark text:name="line-311"/>31:26</text:p>
          </table:table-cell>
          <table:table-cell table:style-name="Таблица6.A1" office:value-type="string">
            <text:p text:style-name="P2">6</text:p>
          </table:table-cell>
          <table:table-cell table:style-name="Таблица6.A1" office:value-type="string">
            <text:p text:style-name="P2">data block ID = 1</text:p>
          </table:table-cell>
        </table:table-row>
        <table:table-row>
          <table:table-cell table:style-name="Таблица6.A1" office:value-type="string">
            <text:p text:style-name="P3"><text:bookmark text:name="line-321"/>1</text:p>
          </table:table-cell>
          <table:table-cell table:style-name="Таблица6.A1" office:value-type="string">
            <text:p text:style-name="P2">31:0</text:p>
          </table:table-cell>
          <table:table-cell table:style-name="Таблица6.A1" office:value-type="string">
            <text:p text:style-name="P2">32</text:p>
          </table:table-cell>
          <table:table-cell table:style-name="Таблица6.A1" office:value-type="string">
            <text:p text:style-name="P2">hit count, channel 1</text:p>
          </table:table-cell>
        </table:table-row>
        <table:table-row>
          <table:table-cell table:style-name="Таблица6.A1" table:number-columns-spanned="4" office:value-type="string">
            <text:p text:style-name="P3"><text:bookmark text:name="line-331"/>...</text:p>
          </table:table-cell>
          <table:covered-table-cell/>
          <table:covered-table-cell/>
          <table:covered-table-cell/>
        </table:table-row>
        <table:table-row>
          <table:table-cell table:style-name="Таблица6.A1" office:value-type="string">
            <text:p text:style-name="P3"><text:bookmark text:name="line-341"/>N</text:p>
          </table:table-cell>
          <table:table-cell table:style-name="Таблица6.A1" office:value-type="string">
            <text:p text:style-name="P2">31:0</text:p>
          </table:table-cell>
          <table:table-cell table:style-name="Таблица6.A1" office:value-type="string">
            <text:p text:style-name="P2">32</text:p>
          </table:table-cell>
          <table:table-cell table:style-name="Таблица6.A1" office:value-type="string">
            <text:p text:style-name="P2">hit count, channel N</text:p>
          </table:table-cell>
        </table:table-row>
        <table:table-row>
          <table:table-cell table:style-name="Таблица6.A1" office:value-type="string">
            <text:p text:style-name="P3"><text:bookmark text:name="line-351"/>N+1</text:p>
          </table:table-cell>
          <table:table-cell table:style-name="Таблица6.A1" office:value-type="string">
            <text:p text:style-name="P2">31:0</text:p>
          </table:table-cell>
          <table:table-cell table:style-name="Таблица6.A1" office:value-type="string">
            <text:p text:style-name="P2">32</text:p>
          </table:table-cell>
          <table:table-cell table:style-name="Таблица6.A1" office:value-type="string">
            <text:p text:style-name="P2">Event timestamp</text:p>
          </table:table-cell>
        </table:table-row>
      </table:table>
      <text:p text:style-name="P1"><text:bookmark text:name="line-371"/><text:bookmark text:name="line-361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table:number-columns-spanned="4" office:value-type="string">
            <text:p text:style-name="P2">ID=2, ADC data rev.2</text:p>
          </table:table-cell>
          <table:covered-table-cell/>
          <table:covered-table-cell/>
          <table:covered-table-cell/>
        </table:table-row>
        <table:table-row>
          <table:table-cell table:style-name="Таблица7.A1" office:value-type="string">
            <text:p text:style-name="P2"><text:bookmark text:name="line-381"/>word</text:p>
          </table:table-cell>
          <table:table-cell table:style-name="Таблица7.A1" office:value-type="string">
            <text:p text:style-name="P2">bits</text:p>
          </table:table-cell>
          <table:table-cell table:style-name="Таблица7.A1" office:value-type="string">
            <text:p text:style-name="P2">width</text:p>
          </table:table-cell>
          <table:table-cell table:style-name="Таблица7.A1" office:value-type="string">
            <text:p text:style-name="P2">description</text:p>
          </table:table-cell>
        </table:table-row>
        <table:table-row>
          <table:table-cell table:style-name="Таблица7.A1" table:number-rows-spanned="6" office:value-type="string">
            <text:p text:style-name="P3"><text:bookmark text:name="line-391"/>0</text:p>
          </table:table-cell>
          <table:table-cell table:style-name="Таблица7.A1" office:value-type="string">
            <text:p text:style-name="P2">3:0</text:p>
          </table:table-cell>
          <table:table-cell table:style-name="Таблица7.A1" office:value-type="string">
            <text:p text:style-name="P2">4</text:p>
          </table:table-cell>
          <table:table-cell table:style-name="Таблица7.A1" office:value-type="string">
            <text:p text:style-name="P2">Number of ADC bits (10-14)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01"/>5:4</text:p>
          </table:table-cell>
          <table:table-cell table:style-name="Таблица7.A1" office:value-type="string">
            <text:p text:style-name="P2">2</text:p>
          </table:table-cell>
          <table:table-cell table:style-name="Таблица7.A1" office:value-type="string">
            <text:p text:style-name="P2">Number of samples per word = 2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11"/>6</text:p>
          </table:table-cell>
          <table:table-cell table:style-name="Таблица7.A1" office:value-type="string">
            <text:p text:style-name="P2">1</text:p>
          </table:table-cell>
          <table:table-cell table:style-name="Таблица7.A1" office:value-type="string">
            <text:p text:style-name="P2">Last fragment flag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21"/>17:7</text:p>
          </table:table-cell>
          <table:table-cell table:style-name="Таблица7.A1" office:value-type="string">
            <text:p text:style-name="P2">11</text:p>
          </table:table-cell>
          <table:table-cell table:style-name="Таблица7.A1" office:value-type="string">
            <text:p text:style-name="P2">Number of samples in fragment / 2 (0-2047)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31"/>25:18</text:p>
          </table:table-cell>
          <table:table-cell table:style-name="Таблица7.A1" office:value-type="string">
            <text:p text:style-name="P2">8</text:p>
          </table:table-cell>
          <table:table-cell table:style-name="Таблица7.A1" office:value-type="string">
            <text:p text:style-name="P2">Channel number (0..255)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41"/>31:26</text:p>
          </table:table-cell>
          <table:table-cell table:style-name="Таблица7.A1" office:value-type="string">
            <text:p text:style-name="P2">6</text:p>
          </table:table-cell>
          <table:table-cell table:style-name="Таблица7.A1" office:value-type="string">
            <text:p text:style-name="P2">data block ID = 2</text:p>
          </table:table-cell>
        </table:table-row>
        <table:table-row>
          <table:table-cell table:style-name="Таблица7.A1" table:number-rows-spanned="2" office:value-type="string">
            <text:p text:style-name="P3"><text:bookmark text:name="line-451"/>1</text:p>
          </table:table-cell>
          <table:table-cell table:style-name="Таблица7.A1" office:value-type="string">
            <text:p text:style-name="P2">15:0</text:p>
          </table:table-cell>
          <table:table-cell table:style-name="Таблица7.A1" office:value-type="string">
            <text:p text:style-name="P2">16</text:p>
          </table:table-cell>
          <table:table-cell table:style-name="Таблица7.A1" office:value-type="string">
            <text:p text:style-name="P2">Event count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61"/>31:16</text:p>
          </table:table-cell>
          <table:table-cell table:style-name="Таблица7.A1" office:value-type="string">
            <text:p text:style-name="P2">16</text:p>
          </table:table-cell>
          <table:table-cell table:style-name="Таблица7.A1" office:value-type="string">
            <text:p text:style-name="P2">Fragment number</text:p>
          </table:table-cell>
        </table:table-row>
        <table:table-row>
          <table:table-cell table:style-name="Таблица7.A1" table:number-rows-spanned="2" office:value-type="string">
            <text:p text:style-name="P3"><text:bookmark text:name="line-471"/>2</text:p>
          </table:table-cell>
          <table:table-cell table:style-name="Таблица7.A1" office:value-type="string">
            <text:p text:style-name="P2">15:0</text:p>
          </table:table-cell>
          <table:table-cell table:style-name="Таблица7.A1" office:value-type="string">
            <text:p text:style-name="P2">16</text:p>
          </table:table-cell>
          <table:table-cell table:style-name="Таблица7.A1" office:value-type="string">
            <text:p text:style-name="P2">sample 1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481"/>31:16</text:p>
          </table:table-cell>
          <table:table-cell table:style-name="Таблица7.A1" office:value-type="string">
            <text:p text:style-name="P2">16</text:p>
          </table:table-cell>
          <table:table-cell table:style-name="Таблица7.A1" office:value-type="string">
            <text:p text:style-name="P2">sample 2</text:p>
          </table:table-cell>
        </table:table-row>
        <table:table-row>
          <table:table-cell table:style-name="Таблица7.A1" table:number-columns-spanned="4" office:value-type="string">
            <text:p text:style-name="P3"><text:bookmark text:name="line-491"/>...</text:p>
          </table:table-cell>
          <table:covered-table-cell/>
          <table:covered-table-cell/>
          <table:covered-table-cell/>
        </table:table-row>
        <table:table-row>
          <table:table-cell table:style-name="Таблица7.A1" table:number-rows-spanned="2" office:value-type="string">
            <text:p text:style-name="P3"><text:bookmark text:name="line-501"/>n/2+1</text:p>
          </table:table-cell>
          <table:table-cell table:style-name="Таблица7.A1" office:value-type="string">
            <text:p text:style-name="P2">15:0</text:p>
          </table:table-cell>
          <table:table-cell table:style-name="Таблица7.A1" office:value-type="string">
            <text:p text:style-name="P2">16</text:p>
          </table:table-cell>
          <table:table-cell table:style-name="Таблица7.A1" office:value-type="string">
            <text:p text:style-name="P2">sample n-1</text:p>
          </table:table-cell>
        </table:table-row>
        <table:table-row>
          <table:covered-table-cell/>
          <table:table-cell table:style-name="Таблица7.A1" office:value-type="string">
            <text:p text:style-name="P2"><text:bookmark text:name="line-511"/>31:16</text:p>
          </table:table-cell>
          <table:table-cell table:style-name="Таблица7.A1" office:value-type="string">
            <text:p text:style-name="P2">16</text:p>
          </table:table-cell>
          <table:table-cell table:style-name="Таблица7.A1" office:value-type="string">
            <text:p text:style-name="P2">sample n</text:p>
          </table:table-cell>
        </table:table-row>
        <table:table-row>
          <table:table-cell table:style-name="Таблица7.A1" office:value-type="string">
            <text:p text:style-name="P3"><text:bookmark text:name="line-521"/>n/2+2</text:p>
          </table:table-cell>
          <table:table-cell table:style-name="Таблица7.A1" office:value-type="string">
            <text:p text:style-name="P2">31:0</text:p>
          </table:table-cell>
          <table:table-cell table:style-name="Таблица7.A1" office:value-type="string">
            <text:p text:style-name="P2">32</text:p>
          </table:table-cell>
          <table:table-cell table:style-name="Таблица7.A1" office:value-type="string">
            <text:p text:style-name="P2">Event timestamp</text:p>
          </table:table-cell>
        </table:table-row>
        <table:table-row>
          <table:table-cell table:style-name="Таблица7.A1" office:value-type="string">
            <text:p text:style-name="P3"><text:bookmark text:name="line-53"/>n/2+4</text:p>
          </table:table-cell>
          <table:table-cell table:style-name="Таблица7.A1" office:value-type="string">
            <text:p text:style-name="P2">31:0</text:p>
          </table:table-cell>
          <table:table-cell table:style-name="Таблица7.A1" office:value-type="string">
            <text:p text:style-name="P2">32</text:p>
          </table:table-cell>
          <table:table-cell table:style-name="Таблица7.A1" office:value-type="string">
            <text:p text:style-name="P2">consta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5-16T20:34:07.897332495</meta:creation-date>
    <dc:date>2017-05-17T18:58:04.586065713</dc:date>
    <meta:editing-duration>PT5H2M56S</meta:editing-duration>
    <meta:editing-cycles>2</meta:editing-cycles>
    <meta:generator>LibreOffice/5.1.6.2$Linux_X86_64 LibreOffice_project/10m0$Build-2</meta:generator>
    <meta:document-statistic meta:table-count="7" meta:image-count="0" meta:object-count="0" meta:page-count="4" meta:paragraph-count="246" meta:word-count="506" meta:character-count="2569" meta:non-whitespace-character-count="2302"/>
  </office:meta>
</office:document-meta>
</file>